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2428*"/>
    </style:style>
    <style:style style:name="Table1.B" style:family="table-column">
      <style:table-column-properties style:column-width="5.0069in" style:rel-column-width="72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4195" officeooo:paragraph-rsid="001b4195"/>
    </style:style>
    <style:style style:name="P2" style:family="paragraph" style:parent-style-name="Table_20_Contents">
      <style:text-properties officeooo:rsid="001c809d" officeooo:paragraph-rsid="001c809d"/>
    </style:style>
    <style:style style:name="P3" style:family="paragraph" style:parent-style-name="Table_20_Contents">
      <style:text-properties officeooo:rsid="001fe372" officeooo:paragraph-rsid="001fe372"/>
    </style:style>
    <style:style style:name="P4" style:family="paragraph" style:parent-style-name="Table_20_Contents">
      <style:text-properties officeooo:rsid="001fe372" officeooo:paragraph-rsid="0020121c"/>
    </style:style>
    <style:style style:name="P5" style:family="paragraph" style:parent-style-name="Text_20_body">
      <style:text-properties officeooo:rsid="00199e1b"/>
    </style:style>
    <style:style style:name="P6" style:family="paragraph" style:parent-style-name="Text_20_body">
      <style:text-properties officeooo:rsid="00199e1b" officeooo:paragraph-rsid="00199e1b"/>
    </style:style>
    <style:style style:name="T1" style:family="text">
      <style:text-properties officeooo:rsid="002055f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ufbeschlagung</text:p>
      <text:p text:style-name="P5"/>
      <text:section text:style-name="Sect1" text:name="98403792-56a8-4e6e-9265-7657b4e82c30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Johannes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09.05.2022</text:p>
              <text:p text:style-name="P4"><text:span text:style-name="T1">in </text:span>4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Nur hinten beschlagen</text:p>
            </table:table-cell>
          </table:table-row>
        </table:table>
        <text:p text:style-name="P6"/>
      </text:section>
      <text:section text:style-name="Sect1" text:name="f0c84143-9247-4653-90a7-0abaf5067717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Rudy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16.05.2022</text:p>
              <text:p text:style-name="P4"><text:span text:style-name="T1">in </text:span>5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/>
            </table:table-cell>
          </table:table-row>
        </table:table>
        <text:p text:style-name="P6"/>
      </text:section>
      <text:section text:style-name="Sect1" text:name="7f111601-ffef-43cc-98ac-18e325c91de0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Manfred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16.05.2022</text:p>
              <text:p text:style-name="P4"><text:span text:style-name="T1">in </text:span>5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/>
            </table:table-cell>
          </table:table-row>
        </table:table>
        <text:p text:style-name="P6"/>
      </text:section>
      <text:section text:style-name="Sect1" text:name="9bc1e987-c539-4226-a5f1-56f3fd812578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Fiona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16.05.2022</text:p>
              <text:p text:style-name="P4"><text:span text:style-name="T1">in </text:span>5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Reign</text:p>
            </table:table-cell>
          </table:table-row>
        </table:table>
        <text:p text:style-name="P6"/>
      </text:section>
      <text:section text:style-name="Sect1" text:name="387790c6-d268-45aa-aea0-777d3474c731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linux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19.05.2022</text:p>
              <text:p text:style-name="P4"><text:span text:style-name="T1">in </text:span>5.7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03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nur vorne beschlagen</text:p>
            </table:table-cell>
          </table:table-row>
        </table:table>
        <text:p text:style-name="P6"/>
      </text:section>
      <text:section text:style-name="Sect1" text:name="6c799e53-24ad-4cb3-ae6a-4d93e5a8e1ee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Rudy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27.05.2022</text:p>
              <text:p text:style-name="P4"><text:span text:style-name="T1">in </text:span>6.8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18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/>
            </table:table-cell>
          </table:table-row>
        </table:table>
        <text:p text:style-name="P6"/>
      </text:section>
      <text:section text:style-name="Sect1" text:name="f769876c-4326-4012-bc6a-4b8e52011db9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Merlin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30.05.2022</text:p>
              <text:p text:style-name="P4"><text:span text:style-name="T1">in </text:span>7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/>
            </table:table-cell>
          </table:table-row>
        </table:table>
        <text:p text:style-name="P6"/>
      </text:section>
      <text:section text:style-name="Sect1" text:name="66dec933-8483-4f54-87df-f139b98f56b1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Maxy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20.06.2022</text:p>
              <text:p text:style-name="P4"><text:span text:style-name="T1">in </text:span>10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aaaabbb</text:p>
            </table:table-cell>
          </table:table-row>
        </table:table>
        <text:p text:style-name="P6"/>
      </text:section>
      <text:section text:style-name="Sect1" text:name="cf5ebd4a-775a-4a60-9fa6-28b5acd5b87a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Michael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11.07.2022</text:p>
              <text:p text:style-name="P4"><text:span text:style-name="T1">in </text:span>13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>nur hinten beschlagen</text:p>
            </table:table-cell>
          </table:table-row>
        </table:table>
        <text:p text:style-name="P6"/>
      </text:section>
      <text:section text:style-name="Sect1" text:name="057f6b22-52dd-4c7f-80d7-a9a267e5511a">
        <table:table table:name="Table1" table:style-name="Table1">
          <table:table-column table:style-name="Table1.A"/>
          <table:table-column table:style-name="Table1.B"/>
          <table:table-row table:style-name="TableLine94051893076512">
            <table:table-cell table:style-name="Table1.A1" office:value-type="string">
              <text:p text:style-name="P1">Pferd:</text:p>
            </table:table-cell>
            <table:table-cell table:style-name="Table1.B1" office:value-type="string">
              <text:p text:style-name="P1">Ferdy</text:p>
            </table:table-cell>
          </table:table-row>
          <table:table-row table:style-name="TableLine94051893076512">
            <table:table-cell table:style-name="Table1.A2" office:value-type="string">
              <text:p text:style-name="Table_20_Contents">Nächste Hufschlagfrist:</text:p>
            </table:table-cell>
            <table:table-cell table:style-name="Table1.B2" office:value-type="string">
              <text:p text:style-name="P2">08.08.2022</text:p>
              <text:p text:style-name="P4"><text:span text:style-name="T1">in </text:span>17.2 <text:span text:style-name="T1">Wochen</text:span></text:p>
            </table:table-cell>
          </table:table-row>
          <table:table-row table:style-name="TableLine94051893076512">
            <table:table-cell table:style-name="Table1.A2" office:value-type="string">
              <text:p text:style-name="P1">Letzte Beschlagung:</text:p>
            </table:table-cell>
            <table:table-cell table:style-name="Table1.B2" office:value-type="string">
              <text:p text:style-name="P2">21.03.2022</text:p>
            </table:table-cell>
          </table:table-row>
          <table:table-row table:style-name="TableLine94051893076512">
            <table:table-cell table:style-name="Table1.A2" office:value-type="string">
              <text:p text:style-name="P1">Kommentar:</text:p>
            </table:table-cell>
            <table:table-cell table:style-name="Table1.B2" office:value-type="string">
              <text:p text:style-name="P1"/>
            </table:table-cell>
          </table:table-row>
        </table:table>
        <text:p text:style-name="P6"/>
      </text:section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23:27:11.658408234</meta:creation-date>
    <dc:date>2022-04-05T00:12:08.210572047</dc:date>
    <meta:editing-duration>PT34M43S</meta:editing-duration>
    <meta:editing-cycles>7</meta:editing-cycles>
    <meta:generator>LibreOffice/7.2.6.2$Linux_X86_64 LibreOffice_project/20$Build-2</meta:generator>
    <meta:document-statistic meta:table-count="1" meta:image-count="0" meta:object-count="0" meta:page-count="1" meta:paragraph-count="10" meta:word-count="14" meta:character-count="161" meta:non-whitespace-character-count="157"/>
  </office:meta>
</office:document-meta>
</file>